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0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4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6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9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0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1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2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3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8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2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9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Text_20_body" style:list-style-name="WW8Num7"/>
    <style:style style:name="P81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82" style:family="paragraph" style:parent-style-name="Text_20_body" style:list-style-name="WW8Num7">
      <style:text-properties style:font-name="Times New Roman"/>
    </style:style>
    <style:style style:name="P83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84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85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86" style:family="paragraph" style:parent-style-name="Text_20_body" style:list-style-name="WW8Num7">
      <style:text-properties fo:color="#000000"/>
    </style:style>
    <style:style style:name="P87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8" style:family="paragraph" style:parent-style-name="Heading_20_1">
      <style:text-properties style:font-name="Times New Roman"/>
    </style:style>
    <style:style style:name="P89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0" style:family="paragraph" style:parent-style-name="Heading_20_2">
      <style:text-properties fo:color="#000000" style:font-name="Times New Roman"/>
    </style:style>
    <style:style style:name="P91" style:family="paragraph" style:parent-style-name="Heading_20_2">
      <style:text-properties style:font-name="Times New Roman"/>
    </style:style>
    <style:style style:name="P92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3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94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5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Memória Virtual<text:line-break/>Caso de Uso: Cadastrar Bem Patrimonial</text:p>
      <text:p text:style-name="P28"/>
      <text:h text:style-name="P88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88" text:outline-level="1">Breve Descrição dos Atores</text:h>
      <text:h text:style-name="P90" text:outline-level="2" text:is-list-header="true"><text:span text:style-name="T25">Catalogador</text:span> – <text:span text:style-name="T25">Cadastra, Edita e Exclui Bens Patrimoniais do sistema</text:span></text:h>
      <text:h text:style-name="P88" text:outline-level="1">Pré-condições</text:h>
      <text:p text:style-name="P27">O usuário estar logado no sistema</text:p>
      <text:h text:style-name="P88" text:outline-level="1">Fluxo Básico de eventos</text:h>
      <text:list xml:id="list1473292030" text:style-name="WW8Num7">
        <text:list-item>
          <text:p text:style-name="P80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81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3">- Informações Gerais do Bem Patrimonial</text:p>
          <text:p text:style-name="P83">- Autoria</text:p>
          <text:p text:style-name="P86"><text:span text:style-name="T6">-</text:span><text:span text:style-name="T6"> </text:span><text:span text:style-name="T6">Produção</text:span></text:p>
          <text:p text:style-name="P83">- Descrição</text:p>
          <text:p text:style-name="P84">- Audiovisual</text:p>
          <text:p text:style-name="P86"><text:span text:style-name="T6">- Diagnóstico e</text:span><text:span text:style-name="T6"> </text:span><text:span text:style-name="T6">Intervenção</text:span></text:p>
          <text:p text:style-name="P86"><text:span text:style-name="T6">-</text:span><text:span text:style-name="T10"> Condições de disponibilidade, uso e proteção</text:span></text:p>
          <text:p text:style-name="P84">- Histórico da Procedência</text:p>
          <text:p text:style-name="P84">- Assunto e Descritores</text:p>
          <text:p text:style-name="P84">- Fonte de Informação</text:p>
          <text:p text:style-name="P84">- Responsável pela Pesquisa</text:p>
          <text:p text:style-name="P84">- Relacionar com Bem Patrimonial existente </text:p>
          <text:p text:style-name="P85">- campo “Revisado” do tipo “checkbox”. Esse campo deve ser marcado caso o bem patrimoninal esteja revisado e disponível para visualização.</text:p>
          <text:p text:style-name="P80"><text:soft-page-break/><text:span text:style-name="T13">Estes Campos – exceto o “Instituição”, que é uma lista –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6">A opção de relacionar este Bem Patrimonial com outros deve ser do tipo “checkbox” e o caso em que ela é selecionada é tratada no Fluxo Alternativo 4</text:p>
          <text:p text:style-name="P56"/>
        </text:list-item>
        <text:list-item>
          <text:p text:style-name="P80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0"><text:span text:style-name="T3">O sistema Salva o registro e exibe mensagem </text:span><text:span text:style-name="T9">“Bem Patrimonial cadastrado com sucesso”</text:span></text:p>
        </text:list-item>
        <text:list-item>
          <text:p text:style-name="P82">O caso de uso termina.</text:p>
        </text:list-item>
      </text:list>
      <text:h text:style-name="P88" text:outline-level="1">Fluxos Alternativos</text:h>
      <text:h text:style-name="P92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2"/>
      <text:list xml:id="list10216675772" text:style-name="L1">
        <text:list-item>
          <text:list>
            <text:list-header>
              <text:h text:style-name="P93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3"><text:s/>1. <text:tab/> O sistema exibe a mensagem:</text:p>
      <text:p text:style-name="P54">a. “O campo &lt;nome do campo&gt; não foi preenchido”;</text:p>
      <text:list xml:id="list4108586211" text:style-name="L2">
        <text:list-item>
          <text:p text:style-name="P68">O caso de uso retorna ao passo 1 do fluxo básico.</text:p>
          <text:p text:style-name="P68"/>
          <text:list>
            <text:list-header>
              <text:h text:style-name="P94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1017113834" text:continue-list="list10216675772" text:style-name="L1">
        <text:list-item>
          <text:list>
            <text:list-header>
              <text:h text:style-name="P95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: <text:s/>Campo em ordem alfabética, auto-completável, com a lista de possíveis sugestões para o título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158656795" text:continue-list="list4108586211" text:style-name="L2">
        <text:list-item>
          <text:list>
            <text:list-header>
              <text:h text:style-name="P94" text:outline-level="2">Fluxo Alternativo 5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sem ter selecionado a instituição, então:</text:span></text:p>
      <text:p text:style-name="P33"><text:tab/>1. O sistema exibe mensagem:</text:p>
      <text:p text:style-name="P33"><text:tab/><text:tab/>a. “O campo Instituição não foi preenchido” </text:p>
      <text:p text:style-name="P33"/>
      <text:p text:style-name="P33"><text:tab/>2. O caso de uso retorna ao passo 1 do fluxo básico.</text:p>
      <text:p text:style-name="P34"><text:soft-page-break/></text:p>
      <text:list xml:id="list1878500727" text:continue-numbering="true" text:style-name="L2">
        <text:list-item>
          <text:list>
            <text:list-header>
              <text:h text:style-name="P94" text:outline-level="2">Fluxo Alternativo 6</text:h>
            </text:list-header>
          </text:list>
          <text:p text:style-name="P58">Se no passo 2 do Fluxo Básico o catalogador inseriu mais de um título para o bem patrimonial e clicar em “Salvar” e algum dos títulos inseridos seja igual a outro já inserido para o mesmo bem patrimonial , então:</text:p>
          <text:p text:style-name="P58">1. O sistema exibe mensagem:</text:p>
          <text:p text:style-name="P58"><text:tab/><text:tab/>a. “Não são permitidos títulos repetidos” </text:p>
          <text:p text:style-name="P58">2. O caso de uso retorna ao passo 1 do fluxo básico.</text:p>
        </text:list-item>
      </text:list>
      <text:p text:style-name="P21"/>
      <text:p text:style-name="P23">Fluxo Alternativo 7</text:p>
      <text:p text:style-name="P55">Se no passo 1 do Fluxo Básico, o usuário possuir nível de catalogador ou inferior, e a Instituição necessite de Revisão:</text:p>
      <text:p text:style-name="P55"><text:tab/>1. O campo “Revisado” deve aparecer desabilitado para marcação e com a última marcação feita pelo revisor. </text:p>
      <text:p text:style-name="P55"/>
      <text:p text:style-name="P69">Fluxo Alternativo 8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5"/>
      <text:h text:style-name="P88" text:outline-level="1">Pós-condições</text:h>
      <text:list xml:id="list13877386741" text:style-name="L3">
        <text:list-item>
          <text:list>
            <text:list-item>
              <text:p text:style-name="P62">Fluxo Básico: Um novo bem patrimonial está cadastrado no banco de dados do sistema.</text:p>
            </text:list-item>
            <text:list-item>
              <text:p text:style-name="P62">Fluxo Alternativo 1: Não há mudanças no banco de dados do sistema.</text:p>
            </text:list-item>
            <text:list-item>
              <text:p text:style-name="P62">Fluxo Alternativo 2: O cadastro do bem patrimonial está pendente.</text:p>
            </text:list-item>
            <text:list-item>
              <text:p text:style-name="P62">Fluxo Alternativo 3: Não há mudanças no banco de dados do sistema.</text:p>
            </text:list-item>
            <text:list-item>
              <text:p text:style-name="P62">Fluxo Alternativo 4: Um novo bem patrimonial está cadastrado no banco de dados do sistema.</text:p>
            </text:list-item>
            <text:list-item>
              <text:p text:style-name="P62">Fluxo Alternativo 5: O cadastro do bem patrimonial está pendente.</text:p>
            </text:list-item>
            <text:list-item>
              <text:p text:style-name="P62">Fluxo Alternativo 6: O cadastro do bem patrimonial está pendente.</text:p>
            </text:list-item>
            <text:list-item>
              <text:p text:style-name="P62">Fluxo Alternativo 7: Não há mudanças no banco de dados do sistema.</text:p>
            </text:list-item>
            <text:list-item>
              <text:p text:style-name="P62">Fluxo Alternativo 8: Não há mudanças no banco de dados do sistema.</text:p>
            </text:list-item>
          </text:list>
        </text:list-item>
      </text:list>
      <text:h text:style-name="P91" text:outline-level="2" text:is-list-header="true"/>
      <text:h text:style-name="P89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2473099311" text:style-name="L4">
        <text:list-item>
          <text:p text:style-name="P64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236346668" text:continue-numbering="true" text:style-name="L4">
        <text:list-item>
          <text:list>
            <text:list-header>
              <text:p text:style-name="P64">1.2<text:tab/>Natureza do Bem Patrimonial</text:p>
              <text:list>
                <text:list-header>
                  <text:p text:style-name="P65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soft-page-break/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/>
      <text:list xml:id="list1442724700" text:continue-numbering="true" text:style-name="L4">
        <text:list-item>
          <text:list>
            <text:list-header>
              <text:p text:style-name="P64">1.3<text:tab/>Tipo do Bem Patrimonial</text:p>
              <text:list>
                <text:list-item>
                  <text:list>
                    <text:list-header>
                      <text:p text:style-name="P64">Constituído por lista em ordem alfabética, com as opções listadas na Natureza do Bem Patrimonial e opção e campo para “Outros”.</text:p>
                      <text:p text:style-name="P64"/>
                    </text:list-header>
                  </text:list>
                </text:list-item>
              </text:list>
              <text:p text:style-name="P64">1.4<text:tab/>Número de Registro</text:p>
              <text:list>
                <text:list-item>
                  <text:list>
                    <text:list-header>
                      <text:p text:style-name="P64">O usuário entra com um número de registro para o Bem Patrimonial. O sistema deve verificar se esse número é único dentro da Instituição.</text:p>
                      <text:p text:style-name="P64"/>
                    </text:list-header>
                  </text:list>
                </text:list-item>
              </text:list>
              <text:p text:style-name="P64">1.5<text:tab/>Título</text:p>
              <text:list>
                <text:list-item>
                  <text:list>
                    <text:list-header>
                      <text:p text:style-name="P64">- Campo Editável para o título (Campo Obrigatório)</text:p>
                      <text:p text:style-name="P64">- Campo Tipo do título, como lista em ordem alfabética <text:s/>com as seguintes opções:</text:p>
                      <text:list>
                        <text:list-header>
                          <text:p text:style-name="P67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17"/>
      <text:p text:style-name="P17"><text:tab/><text:tab/>-Opção para adicionar novo título:</text:p>
      <text:p text:style-name="P39"><text:tab/><text:tab/>Ao selecionar essa opção, o sistema deve repetir os mesmos campos acimas, <text:tab/><text:tab/>para que seja cadastrado um novo título, pois pode ser mais de um.</text:p>
      <text:p text:style-name="P39"><text:tab/></text:p>
      <text:p text:style-name="P39"><text:tab/>-Opção “Complemento”: <text:span text:style-name="T26">Campo Editável;</text:span></text:p>
      <text:p text:style-name="P39"/>
      <text:list xml:id="list435088920" text:continue-numbering="true" text:style-name="L4">
        <text:list-item>
          <text:list>
            <text:list-header>
              <text:p text:style-name="P57">1.6<text:tab/>Coleção, Fundo, Conjunto, Família/Espécie</text:p>
              <text:list text:continue-numbering="true">
                <text:list-header>
                  <text:p text:style-name="P57">-Campo para o nome da coleção à que pertence o item, conforme organização da instituição.</text:p>
                  <text:p text:style-name="P57"/>
                </text:list-header>
              </text:list>
              <text:p text:style-name="P64">1.7<text:tab/>Localização Física Específica</text:p>
              <text:list text:continue-numbering="true">
                <text:list-header>
                  <text:p text:style-name="P64">-Campo Editável para localização física do bem patrimonial no acervo</text:p>
                  <text:p text:style-name="P64"/>
                </text:list-header>
              </text:list>
              <text:p text:style-name="P64">1.8 <text:s/>Coordenadas Geográficas</text:p>
              <text:list text:continue-numbering="true">
                <text:list-header>
                  <text:p text:style-name="P64">-Latitude</text:p>
                  <text:list>
                    <text:list-header>
                      <text:p text:style-name="P64">Campo Editável</text:p>
                    </text:list-header>
                  </text:list>
                  <text:p text:style-name="P64">-Longitude</text:p>
                  <text:list text:continue-numbering="true">
                    <text:list-header>
                      <text:p text:style-name="P64">Campo Editável</text:p>
                    </text:list-header>
                  </text:list>
                </text:list-header>
              </text:list>
              <text:p text:style-name="P64"/>
            </text:list-header>
          </text:list>
        </text:list-item>
        <text:list-item>
          <text:p text:style-name="P64">Autoria</text:p>
        </text:list-item>
      </text:list>
      <text:p text:style-name="P20"/>
      <text:p text:style-name="P41"><text:soft-page-break/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41"/>
      <text:p text:style-name="P41">-Tipo de Autoria</text:p>
      <text:p text:style-name="P41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0"/>
      <text:list xml:id="list11107023231" text:style-name="L5">
        <text:list-item>
          <text:list>
            <text:list-header>
              <text:p text:style-name="P66"/>
            </text:list-header>
          </text:list>
        </text:list-item>
      </text:list>
      <text:list xml:id="list305801658" text:continue-list="list435088920" text:style-name="L4">
        <text:list-item>
          <text:p text:style-name="P64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14378440971" text:style-name="L6">
        <text:list-item>
          <text:list>
            <text:list-item>
              <text:p text:style-name="P70">Local <text:tab/></text:p>
            </text:list-item>
            <text:list-item>
              <text:p text:style-name="P70">Ano</text:p>
            </text:list-item>
            <text:list-item>
              <text:p text:style-name="P70">Edição e/ou Reimpressão</text:p>
            </text:list-item>
            <text:list-item>
              <text:p text:style-name="P70">Outras Responsabilidades</text:p>
              <text:p text:style-name="P70"/>
            </text:list-item>
          </text:list>
        </text:list-item>
      </text:list>
      <text:list xml:id="list971884544" text:continue-list="list305801658" text:style-name="L4">
        <text:list-item>
          <text:p text:style-name="P64">Descrição</text:p>
        </text:list-item>
      </text:list>
      <text:p text:style-name="P7"/>
      <text:p text:style-name="P44"><text:tab/>4.1<text:tab/>Características Físicas e Técnicas Executivas</text:p>
      <text:p text:style-name="P47"><text:tab/><text:tab/>Campo editável</text:p>
      <text:p text:style-name="P47"><text:tab/><text:tab/></text:p>
      <text:p text:style-name="P47"><text:tab/><text:tab/>4.1.1 Bens Arquitetonicos</text:p>
      <text:p text:style-name="P47"><text:tab/><text:tab/></text:p>
      <text:p text:style-name="P47"><text:tab/><text:tab/><text:span text:style-name="T30">Condição Topográfica</text:span></text:p>
      <text:p text:style-name="P47"><text:tab/><text:tab/><text:tab/>Lista em ordem alfabética com as opções abaixo</text:p>
      <text:p text:style-name="P47"><text:tab/><text:tab/><text:tab/>Acidentada Suave</text:p>
      <text:p text:style-name="P47"><text:tab/><text:tab/><text:tab/>Acidentada Médio</text:p>
      <text:p text:style-name="P47"><text:tab/><text:tab/><text:tab/>Acidentada Abrubta</text:p>
      <text:p text:style-name="P47"><text:tab/><text:tab/><text:tab/>Plano</text:p>
      <text:p text:style-name="P47"><text:soft-page-break/><text:tab/><text:tab/></text:p>
      <text:p text:style-name="P47"><text:tab/><text:tab/><text:span text:style-name="T30">Uso</text:span></text:p>
      <text:p text:style-name="P44"><text:tab/><text:tab/><text:tab/>Lista em ordem alfabética com as opções abaixo, e com campo editável para especificar, caso a opção seja ''Outras''.</text:p>
      <text:p text:style-name="P44"><text:tab/><text:tab/><text:tab/>Ferroviário</text:p>
      <text:p text:style-name="P44"><text:tab/><text:tab/><text:tab/>Habitacional</text:p>
      <text:p text:style-name="P44"><text:tab/><text:tab/><text:tab/>Produção</text:p>
      <text:p text:style-name="P44"><text:tab/><text:tab/><text:tab/>Religiosa</text:p>
      <text:p text:style-name="P44"><text:tab/><text:tab/><text:tab/>Outras</text:p>
      <text:p text:style-name="P44"/>
      <text:p text:style-name="P44"><text:tab/><text:tab/><text:span text:style-name="T30">Pavimentos</text:span></text:p>
      <text:p text:style-name="P46"><text:tab/><text:tab/><text:tab/>Nº de ambientes</text:p>
      <text:p text:style-name="P46"><text:tab/><text:tab/><text:tab/><text:tab/>Campo editável</text:p>
      <text:p text:style-name="P46"/>
      <text:p text:style-name="P46"><text:tab/><text:tab/><text:tab/>Nº de pavimentos</text:p>
      <text:p text:style-name="P46"><text:tab/><text:tab/><text:tab/><text:tab/>Campo editável</text:p>
      <text:p text:style-name="P46"/>
      <text:p text:style-name="P46"><text:tab/><text:tab/><text:tab/><text:span text:style-name="T30">Alcova</text:span></text:p>
      <text:p text:style-name="P46"><text:tab/><text:tab/><text:tab/><text:tab/>Tipo Checkbox<text:tab/>Sim - <text:s/>Não</text:p>
      <text:p text:style-name="P46"/>
      <text:p text:style-name="P46"><text:tab/><text:tab/><text:tab/><text:span text:style-name="T30">Porão</text:span></text:p>
      <text:p text:style-name="P44"><text:tab/><text:tab/><text:tab/><text:tab/><text:span text:style-name="T28">Tipo Checkbox<text:tab/>Sim - <text:s/>Não</text:span></text:p>
      <text:p text:style-name="P46"/>
      <text:p text:style-name="P44"><text:span text:style-name="T28"><text:tab/><text:tab/><text:tab/></text:span><text:span text:style-name="T30">Sótão</text:span></text:p>
      <text:p text:style-name="P46"><text:tab/><text:tab/><text:tab/><text:tab/>Tipo Checkbox<text:tab/>Sim - <text:s/>Não</text:p>
      <text:p text:style-name="P46"/>
      <text:p text:style-name="P46"><text:tab/><text:tab/><text:tab/>Outros</text:p>
      <text:p text:style-name="P46"><text:tab/><text:tab/><text:tab/><text:tab/>Campo editável</text:p>
      <text:p text:style-name="P44"><text:tab/><text:tab/><text:tab/></text:p>
      <text:p text:style-name="P47"><text:tab/>4.1.2 <text:tab/>Bens Naturais</text:p>
      <text:p text:style-name="P47"/>
      <text:p text:style-name="P47"><text:tab/><text:tab/><text:span text:style-name="T30">Relevo</text:span></text:p>
      <text:p text:style-name="P47"><text:tab/><text:tab/>Lista em ordem alfabética com as opções abaixo</text:p>
      <text:p text:style-name="P47"><text:tab/><text:tab/><text:tab/>Acidentada Suave</text:p>
      <text:p text:style-name="P47"><text:tab/><text:tab/><text:tab/>Acidentada Médio</text:p>
      <text:p text:style-name="P47"><text:tab/><text:tab/><text:tab/>Acidentada Abrubta</text:p>
      <text:p text:style-name="P47"><text:tab/><text:tab/><text:tab/>Plano</text:p>
      <text:p text:style-name="P47"/>
      <text:p text:style-name="P47"><text:tab/><text:tab/><text:span text:style-name="T30">Características do Meio Antrópico</text:span></text:p>
      <text:p text:style-name="P47"><text:tab/><text:tab/><text:tab/><text:span text:style-name="T28">Campo editável</text:span></text:p>
      <text:p text:style-name="P48"/>
      <text:p text:style-name="P47"><text:tab/><text:tab/><text:span text:style-name="T30">Características Ambientais</text:span></text:p>
      <text:p text:style-name="P47"><text:tab/><text:tab/><text:tab/><text:span text:style-name="T28">Campo editável</text:span></text:p>
      <text:p text:style-name="P48"/>
      <text:p text:style-name="P48"/>
      <text:p text:style-name="P48"><text:tab/>4.1.3<text:tab/>Bens Arqueológicos</text:p>
      <text:p text:style-name="P48"/>
      <text:p text:style-name="P47"><text:span text:style-name="T28"><text:tab/><text:tab/></text:span><text:span text:style-name="T30">Condição Topográfica</text:span></text:p>
      <text:p text:style-name="P48"><text:tab/><text:tab/>Lista em ordem alfabética com as opções abaixo</text:p>
      <text:p text:style-name="P47"><text:tab/><text:tab/><text:tab/>Acidentada Suave</text:p>
      <text:p text:style-name="P47"><text:tab/><text:tab/><text:tab/>Acidentada Médio</text:p>
      <text:p text:style-name="P47"><text:tab/><text:tab/><text:tab/>Acidentada Abrubta</text:p>
      <text:p text:style-name="P48"><text:soft-page-break/><text:tab/><text:tab/><text:tab/>Plano</text:p>
      <text:p text:style-name="P44"/>
      <text:p text:style-name="P44"><text:tab/><text:tab/><text:span text:style-name="T30">Sítio da Paisagem</text:span></text:p>
      <text:p text:style-name="P44"><text:tab/><text:tab/><text:tab/><text:span text:style-name="T28">Campo editável</text:span></text:p>
      <text:p text:style-name="P46"/>
      <text:p text:style-name="P44"><text:tab/><text:tab/><text:span text:style-name="T30">Água Próxima</text:span></text:p>
      <text:p text:style-name="P46"><text:tab/><text:tab/><text:tab/>Campo editável</text:p>
      <text:p text:style-name="P44"/>
      <text:p text:style-name="P44"><text:tab/><text:tab/><text:span text:style-name="T30">Possui Vegetaçao</text:span></text:p>
      <text:p text:style-name="P46"><text:tab/><text:tab/><text:tab/>Campo editável</text:p>
      <text:p text:style-name="P44"/>
      <text:p text:style-name="P44"><text:tab/><text:tab/><text:span text:style-name="T30">Exposição</text:span></text:p>
      <text:p text:style-name="P44"><text:tab/><text:tab/>Lista em ordem alfabética com as opções abaixo</text:p>
      <text:p text:style-name="P47"><text:tab/><text:tab/><text:tab/>Céu Aberto</text:p>
      <text:p text:style-name="P47"><text:tab/><text:tab/><text:tab/>Abrigada</text:p>
      <text:p text:style-name="P47"><text:tab/><text:tab/><text:tab/>Submersa</text:p>
      <text:p text:style-name="P44"><text:tab/><text:tab/><text:tab/>Soterrada</text:p>
      <text:p text:style-name="P44"/>
      <text:p text:style-name="P44"><text:tab/><text:tab/><text:span text:style-name="T30">Uso Atual</text:span></text:p>
      <text:p text:style-name="P44"><text:tab/><text:tab/><text:tab/><text:span text:style-name="T28">Campo editável</text:span></text:p>
      <text:p text:style-name="P46"/>
      <text:p text:style-name="P44"><text:tab/><text:tab/><text:span text:style-name="T30">Outros</text:span></text:p>
      <text:p text:style-name="P44"><text:tab/><text:tab/><text:tab/><text:span text:style-name="T28">Campo editável</text:span></text:p>
      <text:p text:style-name="P46"/>
      <text:p text:style-name="P44"><text:span text:style-name="T28"><text:tab/><text:tab/></text:span><text:span text:style-name="T30">Notas</text:span></text:p>
      <text:p text:style-name="P46"><text:tab/><text:tab/><text:tab/>Campo editável</text:p>
      <text:p text:style-name="P46"/>
      <text:p text:style-name="P48"><text:s text:c="4"/></text:p>
      <text:p text:style-name="P44"><text:s text:c="5"/>4.2 <text:s text:c="2"/>Dimensões e Quantificações</text:p>
      <text:p text:style-name="P44"><text:tab/>Campo editável</text:p>
      <text:p text:style-name="P44"/>
      <text:list xml:id="list14732920301" text:style-name="L7">
        <text:list-item>
          <text:list>
            <text:list-item>
              <text:list>
                <text:list-header>
                  <text:p text:style-name="P71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1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4"><text:tab/><text:tab/></text:p>
      <text:p text:style-name="P44"><text:tab/><text:tab/>Área Total</text:p>
      <text:p text:style-name="P44"><text:tab/><text:tab/>Altura fachada frontal</text:p>
      <text:p text:style-name="P44"><text:tab/><text:tab/>Altura fachada posterior</text:p>
      <text:p text:style-name="P44"><text:tab/><text:tab/>Largura</text:p>
      <text:p text:style-name="P44"><text:tab/><text:tab/>Profundidade</text:p>
      <text:p text:style-name="P44"><text:tab/><text:tab/>Altura da Cumeeira</text:p>
      <text:p text:style-name="P44"><text:tab/><text:tab/>Altura Total</text:p>
      <text:p text:style-name="P44"><text:tab/><text:tab/>Pé direito térreo</text:p>
      <text:p text:style-name="P44"><text:tab/><text:tab/>Pé direito tipo</text:p>
      <text:p text:style-name="P44"/>
      <text:p text:style-name="P44"><text:tab/><text:span text:style-name="T31"> 4.2.2 Medidas Gerais do Bem Arqueológico</text:span></text:p>
      <text:p text:style-name="P44"><text:span text:style-name="T31"><text:tab/><text:tab/>T</text:span><text:span text:style-name="T24">ipo campo editável, abrindo opção para escrita somente se selecionado.</text:span></text:p>
      <text:p text:style-name="P45"><text:tab/><text:tab/></text:p>
      <text:p text:style-name="P45"><text:tab/><text:tab/>Área Total</text:p>
      <text:p text:style-name="P45"><text:tab/><text:tab/>Comprimento</text:p>
      <text:p text:style-name="P45"><text:tab/><text:tab/>Altura</text:p>
      <text:p text:style-name="P45"><text:tab/><text:tab/>Largura</text:p>
      <text:p text:style-name="P45"><text:tab/><text:tab/>Profundidade</text:p>
      <text:p text:style-name="P45"><text:soft-page-break/></text:p>
      <text:p text:style-name="P45"><text:s text:c="4"/><text:tab/> <text:s/>4.3 <text:s/>Conteúdo</text:p>
      <text:p text:style-name="P45"><text:tab/><text:tab/>Campo editável</text:p>
      <text:p text:style-name="P45"/>
      <text:p text:style-name="P45"><text:s text:c="6"/><text:tab/> <text:s/>4.4 Meio de Acesso</text:p>
      <text:p text:style-name="P45"><text:tab/><text:tab/>Campo editável</text:p>
      <text:p text:style-name="P44"><text:tab/></text:p>
      <text:p text:style-name="P44"/>
      <text:p text:style-name="P48"><text:s/><text:tab/>5. AudioVisual</text:p>
      <text:p text:style-name="P48"/>
      <text:p text:style-name="P48"><text:tab/>Campo para buscar uma imagem ou um vídeo para fazer upload</text:p>
      <text:p text:style-name="P50"><text:tab/>Deve ter opção ''Adicionar nova imagem/vídeo'', no caso em que se queira adicionar mais de uma <text:tab/>imagem.</text:p>
      <text:p text:style-name="P50"/>
      <text:p text:style-name="P50"/>
      <text:p text:style-name="P50">Título</text:p>
      <text:p text:style-name="P50"><text:tab/><text:tab/>Campo editável</text:p>
      <text:p text:style-name="P50"/>
      <text:p text:style-name="P50">Tipo</text:p>
      <text:p text:style-name="P50"><text:tab/><text:tab/>Lista em ordem alfabética com as opções abaixo</text:p>
      <text:p text:style-name="P50"><text:tab/><text:tab/>Imagem</text:p>
      <text:p text:style-name="P50"><text:tab/><text:tab/>Som</text:p>
      <text:p text:style-name="P50"><text:tab/><text:tab/>Vídeo</text:p>
      <text:p text:style-name="P50"/>
      <text:p text:style-name="P50">Descrição</text:p>
      <text:p text:style-name="P49"><text:span text:style-name="T28"><text:tab/><text:tab/>Campo editável</text:span> <text:s text:c="2"/></text:p>
      <text:p text:style-name="P42"/>
      <text:p text:style-name="P42"/>
      <text:list xml:id="list1447208804" text:style-name="L8">
        <text:list-item>
          <text:list>
            <text:list-header>
              <text:p text:style-name="P72">6. Diagnóstico e Intervenção</text:p>
            </text:list-header>
          </text:list>
        </text:list-item>
      </text:list>
      <text:p text:style-name="P51"/>
      <text:p text:style-name="P51"><text:tab/><text:tab/>6.1 Estado de Conservação e Preservação</text:p>
      <text:p text:style-name="P51"><text:tab/><text:tab/><text:tab/><text:tab/>Campo Editável</text:p>
      <text:p text:style-name="P51"><text:tab/><text:tab/></text:p>
      <text:p text:style-name="P51"><text:tab/><text:tab/><text:tab/><text:span text:style-name="T30">Estado de Preservação</text:span></text:p>
      <text:p text:style-name="P51"><text:tab/><text:tab/><text:tab/><text:tab/><text:span text:style-name="T28">Lista em ordem alfabética com as opções abaixo</text:span></text:p>
      <text:p text:style-name="P51"><text:tab/><text:tab/><text:tab/><text:tab/>íntegro</text:p>
      <text:p text:style-name="P51"><text:tab/><text:tab/><text:tab/><text:tab/>pouco alterado</text:p>
      <text:p text:style-name="P51"><text:tab/><text:tab/><text:tab/><text:tab/>muito alterado</text:p>
      <text:p text:style-name="P51"><text:tab/><text:tab/><text:tab/><text:tab/>descaracterizado</text:p>
      <text:p text:style-name="P51"/>
      <text:p text:style-name="P51"><text:tab/><text:tab/><text:tab/><text:span text:style-name="T30">Estado de Conservação</text:span></text:p>
      <text:p text:style-name="P51"><text:tab/><text:tab/><text:tab/><text:tab/><text:span text:style-name="T28">Lista em ordem alfabética com as opções abaixo</text:span></text:p>
      <text:p text:style-name="P51"><text:tab/><text:tab/><text:tab/><text:tab/>bom</text:p>
      <text:p text:style-name="P51"><text:tab/><text:tab/><text:tab/><text:tab/>precário</text:p>
      <text:p text:style-name="P51"><text:tab/><text:tab/><text:tab/><text:tab/>em arruinamento</text:p>
      <text:p text:style-name="P51"><text:tab/><text:tab/><text:tab/><text:tab/>arruinado</text:p>
      <text:p text:style-name="P51"/>
      <text:p text:style-name="P51"><text:tab/><text:tab/>6.2 Notas Estado de Conservação</text:p>
      <text:p text:style-name="P51"><text:tab/><text:tab/><text:tab/><text:tab/>Campo editável</text:p>
      <text:p text:style-name="P51"/>
      <text:p text:style-name="P51"><text:tab/><text:tab/>6.3 Intervenção no bem</text:p>
      <text:p text:style-name="P51"><text:tab/><text:tab/><text:tab/>Tipo checkbox<text:tab/>Sim – Não</text:p>
      <text:p text:style-name="P51"><text:soft-page-break/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2056430262" text:style-name="L9">
        <text:list-item>
          <text:list>
            <text:list-header>
              <text:p text:style-name="P73"><text:s text:c="5"/><text:tab/>Data da intervenção</text:p>
              <text:list>
                <text:list-item>
                  <text:list>
                    <text:list-header>
                      <text:p text:style-name="P73"><text:s/><text:tab/><text:tab/>Campo editável</text:p>
                      <text:p text:style-name="P73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3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3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3"/>
      <text:p text:style-name="P43"><text:tab/>Descrição</text:p>
      <text:p text:style-name="P43"><text:tab/><text:tab/>Campo editável</text:p>
      <text:p text:style-name="P43"><text:tab/></text:p>
      <text:p text:style-name="P43"><text:tab/>Opção para adicionar outra intervenção, caso haja mais de uma.</text:p>
      <text:p text:style-name="P43"/>
      <text:p text:style-name="P52">7. Condições de disponibilidade, uso e proteção</text:p>
      <text:p text:style-name="P7"/>
      <text:list xml:id="list571870536" text:style-name="L10">
        <text:list-item>
          <text:list>
            <text:list-header>
              <text:p text:style-name="P76">Disponibilidade:</text:p>
              <text:list>
                <text:list-header>
                  <text:p text:style-name="P59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soft-page-break/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254884174" text:continue-numbering="true" text:style-name="L10">
        <text:list-item>
          <text:list>
            <text:list-header>
              <text:p text:style-name="P74"/>
            </text:list-header>
          </text:list>
        </text:list-item>
      </text:list>
      <text:list xml:id="list456029075" text:continue-list="list971884544" text:style-name="L4">
        <text:list-header>
          <text:p text:style-name="P64">8. Histórico e Procedência</text:p>
        </text:list-header>
      </text:list>
      <text:p text:style-name="P7"/>
      <text:list xml:id="list531410817" text:style-name="L11">
        <text:list-header>
          <text:p text:style-name="P60">Tipo de Aquisição:</text:p>
          <text:p text:style-name="P61">Lista em ordem alfabética com as opções abaixo</text:p>
          <text:list>
            <text:list-header>
              <text:p text:style-name="P61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5"/>
      <text:p text:style-name="P35"/>
      <text:list xml:id="list1031624024" text:continue-numbering="true" text:style-name="L11">
        <text:list-header>
          <text:p text:style-name="P77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8"/>
      <text:list xml:id="list1562955808" text:continue-numbering="true" text:style-name="L11">
        <text:list-header>
          <text:p text:style-name="P77">Dados do Documento de Aquisição:</text:p>
        </text:list-header>
      </text:list>
      <text:p text:style-name="P38"><text:tab/>Campo editável</text:p>
      <text:p text:style-name="P38"/>
      <text:p text:style-name="P37">Primeiro Proprietário</text:p>
      <text:p text:style-name="P38"><text:tab/>Campo editável</text:p>
      <text:p text:style-name="P38"/>
      <text:p text:style-name="P37">Histórico</text:p>
      <text:p text:style-name="P38"><text:tab/>Campo editável</text:p>
      <text:p text:style-name="P38"/>
      <text:p text:style-name="P37">Instrimentos de Pesquisa</text:p>
      <text:p text:style-name="P38"><text:tab/>Campo editável</text:p>
      <text:p text:style-name="P36"/>
      <text:list xml:id="list357400696" text:continue-list="list456029075" text:style-name="L4">
        <text:list-item>
          <text:list>
            <text:list-header>
              <text:p text:style-name="P64"/>
            </text:list-header>
          </text:list>
          <text:p text:style-name="P64">9. Assuntos e Descritores</text:p>
          <text:p text:style-name="P64"/>
          <text:list text:continue-numbering="true">
            <text:list-header>
              <text:p text:style-name="P64">9.1<text:tab/>Descritor</text:p>
              <text:list>
                <text:list-header>
                  <text:p text:style-name="P64">Campo editável com a seguinte Descrição antes de ser preenchido</text:p>
                  <text:p text:style-name="P63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4"/>
                  <text:p text:style-name="P64">Limitar até cinco palavra chave para cada bem patrimonial.</text:p>
                  <text:p text:style-name="P64"/>
                </text:list-header>
              </text:list>
              <text:p text:style-name="P64">9.2<text:tab/>Assunto</text:p>
              <text:list text:continue-numbering="true">
                <text:list-header>
                  <text:p text:style-name="P64">Campo editável com a seguinte Descrição antes de ser preenchido</text:p>
                  <text:p text:style-name="P64"><text:span text:style-name="T28">Descrição:</text:span> palavras-chave que traduzem o conteúdo temático do bem patrimonial </text:p>
                </text:list-header>
              </text:list>
              <text:p text:style-name="P64"/>
            </text:list-header>
          </text:list>
        </text:list-item>
      </text:list>
      <text:p text:style-name="P19"/>
      <text:list xml:id="list464175136" text:continue-numbering="true" text:style-name="L4">
        <text:list-header>
          <text:p text:style-name="P64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1575260231" text:style-name="L12">
        <text:list-item>
          <text:list>
            <text:list-header>
              <text:p text:style-name="P75"/>
            </text:list-header>
          </text:list>
        </text:list-item>
      </text:list>
      <text:list xml:id="list2125157391" text:continue-list="list464175136" text:style-name="L4">
        <text:list-header>
          <text:p text:style-name="P64">11. Responsável pela Pesquisa</text:p>
        </text:list-header>
      </text:list>
      <text:p text:style-name="P7"><text:soft-page-break/></text:p>
      <text:p text:style-name="P7"><text:tab/>Os Campos Abaixo são do tipo editáveis, com opção de adiconar mais de um responsável pela <text:tab/>pesquisa</text:p>
      <text:p text:style-name="P35"/>
      <text:list xml:id="list35335468" text:style-name="L13">
        <text:list-item>
          <text:list>
            <text:list-header>
              <text:p text:style-name="P79">12.1<text:tab/>Nome</text:p>
              <text:p text:style-name="P79">12.2<text:tab/>Data</text:p>
              <text:p text:style-name="P79">12.3<text:tab/>Notas do Pesquisador</text:p>
            </text:list-header>
          </text:list>
        </text:list-item>
      </text:list>
      <text:p text:style-name="P35"/>
      <text:p text:style-name="P31"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1</meta:editing-cycles>
    <meta:editing-duration>PT8H58M4S</meta:editing-duration>
    <meta:generator>LibreOffice/3.5$Linux_X86_64 LibreOffice_project/350m1$Build-2</meta:generator>
    <dc:date>2012-08-22T11:41:36</dc:date>
    <dc:creator>Thais </dc:creator>
    <meta:document-statistic meta:table-count="2" meta:image-count="1" meta:object-count="0" meta:page-count="11" meta:paragraph-count="370" meta:word-count="1939" meta:character-count="12084" meta:non-whitespace-character-count="10521"/>
  </office:meta>
</office:document-meta>
</file>